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3399ff"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P5" style:family="paragraph" style:parent-style-name="Standard">
      <style:text-properties fo:color="#006699" fo:font-size="36pt" style:font-size-asian="36pt" style:font-size-complex="36pt"/>
    </style:style>
    <style:style style:name="P6" style:family="paragraph" style:parent-style-name="Standard">
      <style:text-properties fo:font-size="36pt" style:font-size-asian="36pt" style:font-size-complex="3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3">-Tree Data structure used to represent/partition space</text:p>
      <text:p text:style-name="P3"/>
      <text:p text:style-name="P3">-root will represent the entire space</text:p>
      <text:p text:style-name="P3"/>
      <text:p text:style-name="P3">-In general – each node will have a maximum of 4 children </text:p>
      <text:p text:style-name="P3"/>
      <text:p text:style-name="P3">-General process – split sub-areas into 4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tab/><text:tab/>Region Quad Tree</text:p>
      <text:p text:style-name="P5"/>
      <text:p text:style-name="P3">-In region quad tree every node is has either 4 children or no children (a leaf)</text:p>
      <text:p text:style-name="P3"/>
      <text:p text:style-name="Standard"><text:span text:style-name="T4">-Region quad tree is a type of trie – structure is independent of the values – allows us to label nodes very ea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P6"/>
      <text:p text:style-name="P3"><text:soft-page-break/>-Can be used to represent an image where the length and width must be powers of two</text:p>
      <text:p text:style-name="P3">-root is entire image</text:p>
      <text:p text:style-name="P3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Point Quad Tree</text:p>
      <text:p text:style-name="Standard"/>
      <text:p text:style-name="P3">-very similar to a binary tree</text:p>
      <text:p text:style-name="P3"/>
      <text:p text:style-name="P3">- instead of “left” and “right”, “NW”, “NE”, “SW”, “SE”</text:p>
      <text:p text:style-name="P3"/>
      <text:p text:style-name="P3">- node holds a point structure</text:p>
      <text:p text:style-name="P3"/>
      <text:p text:style-name="P3">-point – key = coordinates</text:p>
      <text:p text:style-name="P3"/>
      <text:p text:style-name="P3">-value - whatever</text:p>
      <text:p text:style-name="Standard"/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>-Objects on a boundary can be held in the root or inside all areas that it is in</text:p>
      <text:p text:style-name="Standard">- wh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<text:soft-page-break/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><text:tab/><text:tab/>Deleting</text:p>
      <text:p text:style-name="Standard">-same traversal as in insertion, but when you reach a leaf delete it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2:15:02.40</dc:date>
    <dc:creator>Alan Solitar</dc:creator>
    <meta:editing-duration>PT4H24M11S</meta:editing-duration>
    <meta:editing-cycles>60</meta:editing-cycles>
    <meta:generator>OpenOffice/4.1.1$Win32 OpenOffice.org_project/411m6$Build-9775</meta:generator>
    <meta:document-statistic meta:table-count="0" meta:image-count="2" meta:object-count="0" meta:page-count="6" meta:paragraph-count="50" meta:word-count="357" meta:character-count="2200"/>
  </office:meta>
</office:document-meta>
</file>